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1629" officeooo:paragraph-rsid="00171629"/>
    </style:style>
    <style:style style:name="P2" style:family="paragraph" style:parent-style-name="Standard">
      <style:text-properties officeooo:rsid="001cde7c" officeooo:paragraph-rsid="001cde7c"/>
    </style:style>
    <style:style style:name="P3" style:family="paragraph" style:parent-style-name="Table_20_Contents">
      <style:text-properties officeooo:rsid="00171629" officeooo:paragraph-rsid="00171629"/>
    </style:style>
    <style:style style:name="P4" style:family="paragraph" style:parent-style-name="Table_20_Contents">
      <style:text-properties officeooo:rsid="001c11ef" officeooo:paragraph-rsid="001c11ef"/>
    </style:style>
    <style:style style:name="P5" style:family="paragraph" style:parent-style-name="Table_20_Contents">
      <style:text-properties officeooo:rsid="00238231" officeooo:paragraph-rsid="00238231"/>
    </style:style>
    <style:style style:name="P6" style:family="paragraph" style:parent-style-name="Table_20_Contents">
      <style:text-properties officeooo:rsid="0024fdc1" officeooo:paragraph-rsid="0024fdc1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Monaco" fo:font-size="9.75pt" fo:letter-spacing="normal" fo:font-style="normal" fo:font-weight="normal"/>
    </style:style>
    <style:style style:name="P8" style:family="paragraph" style:parent-style-name="Preformatted_20_Text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333333" style:font-name="Monaco" fo:font-size="9.75pt" fo:letter-spacing="normal" fo:font-style="normal" fo:font-weight="normal"/>
    </style:style>
    <style:style style:name="T1" style:family="text">
      <style:text-properties officeooo:rsid="001c10dd"/>
    </style:style>
    <style:style style:name="T2" style:family="text">
      <style:text-properties officeooo:rsid="002041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1.</text:p>
      <text:p text:style-name="P1"><text:tab/>Вначале вводится искомое слово. Далее вводится число N. После N строк содержащих по одному слову. Необходимо определить, сколько слов похоже на исходное.</text:p>
      <text:p text:style-name="P1"><text:tab/>Два слова похожи, если <text:span text:style-name="T1">из букв одного можно составить второе, причем можно или удалить одну букву или добавить одну букву (любую).</text:span></text:p>
      <text:p text:style-name="P1"><text:tab/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Ввод</text:p>
          </table:table-cell>
          <table:table-cell table:style-name="Таблица1.B1" office:value-type="string">
            <text:p text:style-name="P3">Вывод</text:p>
          </table:table-cell>
        </table:table-row>
        <table:table-row>
          <table:table-cell table:style-name="Таблица1.A2" office:value-type="string">
            <text:p text:style-name="P3">Dog</text:p>
            <text:p text:style-name="P4">4</text:p>
            <text:p text:style-name="P3">God</text:p>
            <text:p text:style-name="P3">ogogo</text:p>
            <text:p text:style-name="P3">dogman</text:p>
            <text:p text:style-name="P4">ogde</text:p>
          </table:table-cell>
          <table:table-cell table:style-name="Таблица1.B2" office:value-type="string">
            <text:p text:style-name="P4">2</text:p>
          </table:table-cell>
        </table:table-row>
        <table:table-row>
          <table:table-cell table:style-name="Таблица1.A2" office:value-type="string">
            <text:p text:style-name="P3">Tree</text:p>
            <text:p text:style-name="P3">2</text:p>
            <text:p text:style-name="P3">Etol</text:p>
            <text:p text:style-name="P3">toole</text:p>
          </table:table-cell>
          <table:table-cell table:style-name="Таблица1.B2" office:value-type="string">
            <text:p text:style-name="P3">2</text:p>
          </table:table-cell>
        </table:table-row>
      </table:table>
      <text:p text:style-name="P1"/>
      <text:p text:style-name="P2">Задача 2.</text:p>
      <text:p text:style-name="P2"><text:tab/>Дано четное число N. Далее даны N чисел, <text:span text:style-name="T2">каждое в своей строчке</text:span>. Известно, что все числа делятся на пары таким образом, чтобы произведения чисел в каждой такой паре равны. Ваша задача: вывести все эти пары, <text:span text:style-name="T2">по паре в каждой строчке. Все числа больше 0.</text:span></text:p>
      <text:p text:style-name="P2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5">Ввод</text:p>
          </table:table-cell>
          <table:table-cell table:style-name="Таблица2.B1" office:value-type="string">
            <text:p text:style-name="P5">Вывод</text:p>
          </table:table-cell>
        </table:table-row>
        <table:table-row>
          <table:table-cell table:style-name="Таблица2.A2" office:value-type="string">
            <text:p text:style-name="P5">4</text:p>
            <text:p text:style-name="P5">4</text:p>
            <text:p text:style-name="P5">2</text:p>
            <text:p text:style-name="P5">1</text:p>
            <text:p text:style-name="P5">2</text:p>
          </table:table-cell>
          <table:table-cell table:style-name="Таблица2.B2" office:value-type="string">
            <text:p text:style-name="P5">2 2</text:p>
            <text:p text:style-name="P5">4 1</text:p>
          </table:table-cell>
        </table:table-row>
        <table:table-row>
          <table:table-cell table:style-name="Таблица2.A2" office:value-type="string">
            <text:p text:style-name="P6">6</text:p>
            <text:p text:style-name="P6">9</text:p>
            <text:p text:style-name="P6">3</text:p>
            <text:p text:style-name="P6">2</text:p>
            <text:p text:style-name="P6">6</text:p>
            <text:p text:style-name="P6">3</text:p>
            <text:p text:style-name="P6">6</text:p>
          </table:table-cell>
          <table:table-cell table:style-name="Таблица2.B2" office:value-type="string">
            <text:p text:style-name="P7">9 2</text:p>
            <text:p text:style-name="P8">6 3</text:p>
            <text:p text:style-name="P8">6 3</text:p>
            <text:p text:style-name="Table_20_Contents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22:00:42.008465059</meta:creation-date>
    <dc:date>2016-10-13T23:19:40.974276445</dc:date>
    <meta:editing-duration>PT58M3S</meta:editing-duration>
    <meta:editing-cycles>12</meta:editing-cycles>
    <meta:generator>LibreOffice/5.1.4.2$Linux_X86_64 LibreOffice_project/10m0$Build-2</meta:generator>
    <meta:document-statistic meta:table-count="2" meta:image-count="0" meta:object-count="0" meta:page-count="1" meta:paragraph-count="39" meta:word-count="129" meta:character-count="640" meta:non-whitespace-character-count="545"/>
  </office:meta>
</office:document-meta>
</file>